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3"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4"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5"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6"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7"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8"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9"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0"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1"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2"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14"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15"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16"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17"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18"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19"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20"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21"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22"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23"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24"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25" style:family="paragraph" style:parent-style-name="Text_20_body">
      <style:text-properties fo:font-size="10.5pt" style:font-size-asian="10.5pt" style:font-size-complex="10.5pt"/>
    </style:style>
    <style:style style:name="P26" style:family="paragraph" style:parent-style-name="Text_20_body">
      <style:text-properties fo:font-size="10.5pt" fo:font-weight="bold" style:font-size-asian="10.5pt" style:font-weight-asian="bold" style:font-size-complex="10.5pt" style:font-weight-complex="bold"/>
    </style:style>
    <style:style style:name="P27" style:family="paragraph" style:parent-style-name="Text_20_body">
      <style:text-properties officeooo:rsid="000feb72" officeooo:paragraph-rsid="000feb72"/>
    </style:style>
    <style:style style:name="P28" style:family="paragraph" style:parent-style-name="Text_20_body">
      <style:text-properties fo:font-weight="bold" officeooo:rsid="0013d8a3" officeooo:paragraph-rsid="0013d8a3" style:font-weight-asian="bold" style:font-weight-complex="bold"/>
    </style:style>
    <style:style style:name="P29" style:family="paragraph" style:parent-style-name="Text_20_body">
      <style:text-properties officeooo:rsid="0013d8a3" officeooo:paragraph-rsid="0013d8a3"/>
    </style:style>
    <style:style style:name="P30" style:family="paragraph" style:parent-style-name="Footnote">
      <style:text-properties officeooo:paragraph-rsid="000afbe8"/>
    </style:style>
    <style:style style:name="P31" style:family="paragraph" style:parent-style-name="Footnote">
      <style:text-properties officeooo:rsid="000afbe8" officeooo:paragraph-rsid="000afbe8"/>
    </style:style>
    <style:style style:name="P32"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33"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34"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35"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36"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7"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38"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39"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40"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41"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42"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43"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44"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5"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6"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7"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48" style:family="paragraph" style:parent-style-name="Text_20_body" style:list-style-name="L3">
      <style:text-properties fo:font-size="10.5pt" officeooo:paragraph-rsid="0016caa3" style:font-size-asian="10.5pt" style:font-size-complex="10.5pt"/>
    </style:style>
    <style:style style:name="P49" style:family="paragraph" style:parent-style-name="Text_20_body">
      <style:text-properties fo:font-weight="bold" officeooo:rsid="0013d8a3" officeooo:paragraph-rsid="0013d8a3" style:font-weight-asian="bold" style:font-weight-complex="bold"/>
    </style:style>
    <style:style style:name="P50" style:family="paragraph" style:parent-style-name="Text_20_body">
      <style:text-properties fo:font-weight="bold" officeooo:rsid="00153e40" officeooo:paragraph-rsid="00153e40" style:font-weight-asian="bold" style:font-weight-complex="bold"/>
    </style:style>
    <style:style style:name="P51" style:family="paragraph" style:parent-style-name="Text_20_body">
      <style:text-properties fo:font-weight="normal" officeooo:rsid="0013d8a3" officeooo:paragraph-rsid="0013d8a3" style:font-weight-asian="normal" style:font-weight-complex="normal"/>
    </style:style>
    <style:style style:name="P52" style:family="paragraph" style:parent-style-name="Text_20_body" style:list-style-name="L2"/>
    <style:style style:name="P53" style:family="paragraph" style:parent-style-name="Heading_20_4">
      <style:text-properties officeooo:rsid="0013d8a3" officeooo:paragraph-rsid="0013d8a3"/>
    </style:style>
    <style:style style:name="P54" style:family="paragraph" style:parent-style-name="Heading_20_4">
      <style:text-properties officeooo:paragraph-rsid="00138f43"/>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0afbe8" style:font-style-asian="italic" style:font-style-complex="italic"/>
    </style:style>
    <style:style style:name="T19" style:family="text">
      <style:text-properties fo:font-style="italic" officeooo:rsid="000b7c71" style:font-style-asian="italic" style:font-style-complex="italic"/>
    </style:style>
    <style:style style:name="T20" style:family="text">
      <style:text-properties fo:font-style="italic" officeooo:rsid="0013d8a3" style:font-style-asian="italic" style:font-style-complex="italic"/>
    </style:style>
    <style:style style:name="T21" style:family="text">
      <style:text-properties fo:font-style="italic" officeooo:rsid="002719fb" style:font-style-asian="italic" style:font-weight-asian="normal" style:font-style-complex="italic"/>
    </style:style>
    <style:style style:name="T22" style:family="text">
      <style:text-properties fo:font-style="italic" fo:font-weight="normal" officeooo:rsid="002723f8" style:font-style-asian="italic" style:font-weight-asian="normal" style:font-style-complex="italic" style:font-weight-complex="normal"/>
    </style:style>
    <style:style style:name="T23" style:family="text">
      <style:text-properties officeooo:rsid="000b7c71"/>
    </style:style>
    <style:style style:name="T24" style:family="text">
      <style:text-properties fo:font-weight="bold" style:font-weight-asian="bold" style:font-weight-complex="bold"/>
    </style:style>
    <style:style style:name="T25" style:family="text">
      <style:text-properties fo:font-weight="bold" officeooo:rsid="000afbe8" style:font-weight-asian="bold" style:font-weight-complex="bold"/>
    </style:style>
    <style:style style:name="T26" style:family="text">
      <style:text-properties fo:font-weight="bold" officeooo:rsid="000b7c71" style:font-weight-asian="bold" style:font-weight-complex="bold"/>
    </style:style>
    <style:style style:name="T27" style:family="text">
      <style:text-properties fo:font-weight="bold" officeooo:rsid="0013d8a3" style:font-weight-asian="bold" style:font-weight-complex="bold"/>
    </style:style>
    <style:style style:name="T28" style:family="text">
      <style:text-properties fo:font-weight="bold" officeooo:rsid="002a6e53" style:font-weight-asian="bold" style:font-weight-complex="bold"/>
    </style:style>
    <style:style style:name="T29" style:family="text">
      <style:text-properties officeooo:rsid="000d711a"/>
    </style:style>
    <style:style style:name="T30"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1"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2"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3"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4" style:family="text">
      <style:text-properties fo:font-size="10.5pt" style:font-size-asian="10.5pt" style:font-size-complex="10.5pt"/>
    </style:style>
    <style:style style:name="T35" style:family="text">
      <style:text-properties officeooo:rsid="000e9e42"/>
    </style:style>
    <style:style style:name="T36" style:family="text">
      <style:text-properties officeooo:rsid="00108167"/>
    </style:style>
    <style:style style:name="T37" style:family="text">
      <style:text-properties officeooo:rsid="001133b5"/>
    </style:style>
    <style:style style:name="T38" style:family="text">
      <style:text-properties officeooo:rsid="00138f43"/>
    </style:style>
    <style:style style:name="T39" style:family="text">
      <style:text-properties officeooo:rsid="0013d8a3"/>
    </style:style>
    <style:style style:name="T40" style:family="text">
      <style:text-properties officeooo:rsid="00153e40"/>
    </style:style>
    <style:style style:name="T41" style:family="text">
      <style:text-properties officeooo:rsid="0016ca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P7"/>
      <text:p text:style-name="P14">→<text:span text:style-name="T23"> </text:span><text:span text:style-name="T24">Constat </text:span>: <text:span text:style-name="T40">Étude, </text:span><text:span text:style-name="T12">« </text:span><text:span text:style-name="T21">L'évaluation des écosystèmes pour le Millénaire </text:span><text:span text:style-name="T12">» a conclu que le rythme actuel d'extinction des espèces est cent fois plus rapide que le rythme d'extinction naturel.</text:span></text:p>
      <text:p text:style-name="P14"><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30"><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8">Rapport Brundtland</text:span><text:span text:style-name="T4">, p. 179</text:span></text:p><text:p text:style-name="P31">http://www.diplomatie.gouv.fr/fr/sites/odyssee-developpement-durable/files/5/rapport_brundtland.pdf</text:p></text:note-body></text:note></text:span></text:p>
      <text:p text:style-name="P15">→<text:span text:style-name="T4"> </text:span><text:s/><text:span text:style-name="T25">A</text:span><text:span text:style-name="T24">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2523769104205941581" text:style-name="L1">
        <text:list-item>
          <text:p text:style-name="P37"><text:span text:style-name="T5">Loi <text:s/></text:span><text:span text:style-name="T6">76-629 relative à la protection de la nature</text:span></text:p>
        </text:list-item>
        <text:list-item>
          <text:p text:style-name="P42">Décret n°77-1141</text:p>
        </text:list-item>
        <text:list-item>
          <text:p text:style-name="P43">Ordonnance 2001-321 transposant l'article 6 alinéa 4 de la directive « Habitat » 92/43/CEE</text:p>
        </text:list-item>
        <text:list-item>
          <text:p text:style-name="P37"><text:span text:style-name="T5">L</text:span><text:span text:style-name="T8">oi n° 2009-967 de programmation relative à la mise en œuvre du Grenelle Environnement</text:span></text:p>
        </text:list-item>
        <text:list-item>
          <text:p text:style-name="P32"><text:span text:style-name="T9">D</text:span><text:span text:style-name="T5">écret n° 2011-2019 portant réforme des études d'impact</text:span></text:p>
        </text:list-item>
      </text:list>
      <text:p text:style-name="P2"/>
      <text:p text:style-name="P17">→ <text:span text:style-name="T24">éléments d'étude comparative : </text:span><text:span text:style-name="T15">C</text:span><text:span text:style-name="T16">ompensation unique / banque de compensation / fonds de compensation</text:span></text:p>
      <text:p text:style-name="P17"><text:span text:style-name="T26">à partir de : </text:span><text:span text:style-name="T15">« Compenser les atteintes à la biodiversité : expériences internationales et enseignements pour la France », </text:span><text:span text:style-name="T22">Le point sur</text:span><text:span text:style-name="T15">, <text:s/>n°133 Commissariat général au développement durable</text:span><text:span text:style-name="T22">, </text:span><text:span text:style-name="T15">aout 2012, 4 p.</text:span></text:p>
      <text:p text:style-name="P17"><text:span text:style-name="T37">→ restriction du sujet aux mesures compensatoires des impacts de projets d’infrastructures ou d’aménagements industriels. </text:span><text:span text:style-name="T15">Deux grands types de compensations : </text:span></text:p>
      <text:p text:style-name="P18"><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18"><text:span text:style-name="T15">- La compensation d’impacts survenus après des dommages et/ou de pertes intermédi</text:span><text:span text:style-name="T14">aires.</text:span></text:p>
      <text:p text:style-name="P44">Traitement des mesures compensatoires préalables uniquement.</text:p>
      <text:p text:style-name="P45"/>
      <text:p text:style-name="P12"><text:span text:style-name="T30">P</text:span><text:span text:style-name="T31">B : Les mesures compensatoires remplissent-elles le rôle qui leur est assigné ? </text:span><text:span text:style-name="T32">Les mesures compensatoires compensent-elles efficacement ?</text:span></text:p>
      <text:p text:style-name="P13"><text:span text:style-name="T32">- </text:span><text:span text:style-name="T33">Le(s) but(s) des mesures compensatoires ;</text:span></text:p>
      <text:p text:style-name="P46">- les moyens mis à la disposition de la réalisation de ce(s) but(s) ;</text:p>
      <text:p text:style-name="P46">- les obstacles </text:p>
      <text:h text:style-name="Heading_20_3" text:outline-level="3"><text:soft-page-break/>I. <text:span text:style-name="T35">Le rôle (but et moyens) des mesures compensatoires</text:span></text:h>
      <text:h text:style-name="Heading_20_4" text:outline-level="4">A. <text:span text:style-name="T36">Le but assigné aux mesures compensatoires</text:span></text:h>
      <text:p text:style-name="P11"><text:toc-mark-start text:id="IMark81359880" text:outline-level="7"/>1. <text:s/>présentation du cadre des études d'impact environnemental<text:toc-mark-end text:id="IMark81359880"/></text:p>
      <text:p text:style-name="P20">Art. R. 122-5 II 7° du Code de l'envieonnement :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20">→<text:span text:style-name="T35"> Importance de l'ntification des impacts dans l'étude d'impact : éléments constitutifs de l'étude d'impact</text:span></text:p>
      <text:p text:style-name="P20">→<text:span text:style-name="T35">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9"><text:toc-mark-start text:id="IMark81359880" text:outline-level="1"/><text:span text:style-name="T29">2.</text:span> <text:span text:style-name="T23">L'inscription des mesures compensatoires dans le cadre d'activités autorisées et dans les outils de planification</text:span><text:toc-mark-end text:id="IMark81359880"/></text:p>
      <text:p text:style-name="P20">Natura 2000 (art. R. 414-23 IV 2) <text:s/>// espèces protégées (rrêté du 19 février 2007 fixant les conditions de demande et d’instruction des dérogations définies au 4° de l’article L.411-2 du Code de l'envieonnement) // eau et milieux aquatiques (art. R. 214-6 4° et R. 214-32 4° du Code de l'envieonnement) // défrichement (art. L. 311-4 du code forestier)</text:p>
      <text:p text:style-name="P15"/>
      <text:p text:style-name="P15">- <text:span text:style-name="T2">le cadre des mesures compensatoires : l'étude d'impact environnementale</text:span></text:p>
      <text:p text:style-name="P10"><text:toc-mark-start text:id="IMark81359880" text:outline-level="1"/><text:span text:style-name="T23">3.</text:span> <text:toc-mark-start text:id="IMark81734200" text:outline-level="1"/><text:span text:style-name="T23">Les mesures compensatoires sont des mesures de dernier recours</text:span><text:toc-mark-end text:id="IMark81734200"/><text:toc-mark-end text:id="IMark81359880"/></text:p>
      <text:p text:style-name="P21">Doctrine nationale : «  <text:span text:style-name="T13">éviter, réduire, compenser »</text:span></text:p>
      <text:p text:style-name="P3">* Donner la priorité à l'évitement, puis à la réduction,</text:p>
      <text:p text:style-name="P3">* Assurer la cohérence et la complémentarité des mesures environnementales prises au titre de différentes procédures,</text:p>
      <text:p text:style-name="P3">*<text:span text:style-name="T23">de la difficulté d'i</text:span>dentifier <text:span text:style-name="T23">(</text:span><text:span text:style-name="T19">a priori</text:span><text:span text:style-name="T10">)</text:span> et <text:span text:style-name="T23">de</text:span> caractériser les impacts <text:span text:style-name="T23">résiduels</text:span></text:p>
      <text:p text:style-name="P5">Les mesures compensatoires ne sauraient justifiées l'autorisations : importance d la notion d'utilité publique (en particulier pour les travaux d'infrastructures).</text:p>
      <text:p text:style-name="P5"/>
      <text:p text:style-name="P1"/>
      <text:h text:style-name="Heading_20_4" text:outline-level="4"><text:span text:style-name="T3">B</text:span>. L<text:span text:style-name="T29">es outils au service de la compensation</text:span></text:h>
      <text:p text:style-name="P11">1. le préalable écologique : l'évaluation du niveau des impacts résiduels</text:p>
      <text:p text:style-name="P22">- </text:p>
      <text:p text:style-name="P22">- <text:span text:style-name="T29">difficulté des paramères à prendre en compte : complexité d'un milieu :</text:span></text:p>
      <text:p text:style-name="P22">- <text:span text:style-name="T29">apport de la TVB</text:span></text:p>
      <text:p text:style-name="P11">2. l'apport des outils économétriques</text:p>
      <text:p text:style-name="P8"><text:s/><text:span text:style-name="T34">trois outils de quantification des atteintes à l'environnement :</text:span></text:p>
      <text:p text:style-name="P6">- les dommages et intérêts prévus par la loi ;</text:p>
      <text:p text:style-name="P6">- la valeur des services rendus par les écosystèmes ;</text:p>
      <text:p text:style-name="P35">- valeurs d'échanges éventuelles.</text:p>
      <text:p text:style-name="P36"/>
      <text:p text:style-name="P9"><text:span text:style-name="T29">3.</text:span> <text:span text:style-name="T29">Les outils juridiques de pérennisation de la compensation</text:span></text:p>
      <text:p text:style-name="P4"><text:soft-page-break/>- la voie amiable, </text:p>
      <text:p text:style-name="P4">- le droit de préemption, </text:p>
      <text:p text:style-name="P33">- l’expropriation pour cause d’utilité publique</text:p>
      <text:p text:style-name="P33"/>
      <text:p text:style-name="P34">- Arrêté Préfectoral de Protection de Biotope (APPB)</text:p>
      <text:p text:style-name="P18"/>
      <text:p text:style-name="P18"><text:span text:style-name="T24">4. La réalisation pratique des mesures compensatoires</text:span></text:p>
      <text:p text:style-name="P41">- <text:span text:style-name="T40">la </text:span>compensation <text:span text:style-name="T40">par le mâitre d'ouvrage lui même ;</text:span></text:p>
      <text:p text:style-name="P41">- financer <text:span text:style-name="T40">d'</text:span>une tierce partie, publique ou privée <text:span text:style-name="T40">(CDC Biodiversité) :</text:span></text:p>
      <text:p text:style-name="P41">→<text:span text:style-name="T40"> expérimentation d'une réserve d'actifs naturels par la CDC Biodiversité</text:span></text:p>
      <text:p text:style-name="P41">→<text:span text:style-name="T40"> donds d'interventions pour la patrimoine naturel (FIPAN) mutualise les financements sur un patrimoine naturel identifié afin d'assurer la préservation, la restauration ou la renaturation d'espaces.</text:span></text:p>
      <text:p text:style-name="P18"/>
      <text:h text:style-name="Heading_20_3" text:outline-level="3"><text:span text:style-name="T1">I</text:span>I. <text:span text:style-name="T38">Avantages et limites de la compensation</text:span></text:h>
      <text:list xml:id="list9184105874588442769" text:style-name="L3">
        <text:list-item>
          <text:p text:style-name="P48"><text:span text:style-name="T41">Les mesures compensatoires sont évaluées au cas par cas. Chaque dossier est différent, les mesures à réaliser et les ratios de compensation seront donc propres à chaque dossier.</text:span></text:p>
        </text:list-item>
      </text:list>
      <text:list xml:id="list8256090223961609481" text:style-name="L2">
        <text:list-item>
          <text:p text:style-name="P52"><text:span text:style-name="T34">Tout n'est pas compensable / situation d'irreversibilité</text:span></text:p>
        </text:list-item>
      </text:list>
      <text:h text:style-name="P53" text:outline-level="4">A. Les avantages de la compensation environnementale</text:h>
      <text:p text:style-name="P50">1. Une meilleure prise en compte de l'environnement par le porteur de projet</text:p>
      <text:p text:style-name="P51"/>
      <text:p text:style-name="P28"><text:span text:style-name="T40">2</text:span>. Possibilité de réaliser des projets neutres, voire positif au plan environnemental</text:p>
      <text:p text:style-name="P29"/>
      <text:p text:style-name="P28"><text:span text:style-name="T40">3</text:span>. <text:span text:style-name="T40">Une opportunité de financement de la conservation environnementale</text:span></text:p>
      <text:h text:style-name="P54" text:outline-level="4"><text:span text:style-name="T38">B. Les difficultés de compensation environnementale</text:span></text:h>
      <text:p text:style-name="Text_20_body">Propos liminaires, sur les obstacles résultant du cadre plus large de l'étude d'impact</text:p>
      <text:p text:style-name="P27">→<text:span text:style-name="T38"> </text:span></text:p>
      <text:p text:style-name="P26"><text:span text:style-name="T39">1</text:span>. <text:span text:style-name="T38">La difficulté méthodologique</text:span></text:p>
      <text:p text:style-name="P24"><text:span text:style-name="T39">a</text:span>. Les problèmes éthiques de la compensation</text:p>
      <text:p text:style-name="P23">La compensation : un droit de détruire ?</text:p>
      <text:p text:style-name="P23"><text:span text:style-name="T20">b</text:span><text:span text:style-name="T17">. les difficultés techniques et scientifiques de détermination des mesures compensatoires</text:span></text:p>
      <text:p text:style-name="P19">→ difficulté de prise en compte de la biodiversité ordinaire ;</text:p>
      <text:p text:style-name="P16">- <text:span text:style-name="T35">qu'est ce qu'on compense ? Tout n'est pas compensable / espèces protégées / nature / ordinaire / services écologiques /etc</text:span></text:p>
      <text:p text:style-name="P25"/>
      <text:p text:style-name="P25"><text:span text:style-name="T27">2</text:span><text:span text:style-name="T24">. </text:span><text:span text:style-name="T28">Effectivité des mesures compensatoires</text:span></text:p>
      <text:p text:style-name="P16"><text:soft-page-break/>- <text:span text:style-name="T35">Où compenser ? In situ / ailleurs / problèmes avec les agriculteurs, etc.</text:span></text:p>
      <text:p text:style-name="P16">- <text:span text:style-name="T40">Difficulté de respect des spécificités écologiques des sites impactés</text:span></text:p>
      <text:p text:style-name="P16">- <text:span text:style-name="T35">Difficulté d'appliquer l'obligation légale de compensation dans le cadre de la hiérarchie « éviter, réduire, compenser ».</text:span></text:p>
      <text:p text:style-name="P15">- <text:span text:style-name="T23">La difficulté de péri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21T18:08:53.720127735</dc:date>
    <meta:editing-duration>PT9H52M11S</meta:editing-duration>
    <meta:editing-cycles>5</meta:editing-cycles>
    <meta:generator>LibreOffice/4.2.4.2$Linux_X86_64 LibreOffice_project/420m0$Build-2</meta:generator>
    <meta:document-statistic meta:table-count="0" meta:image-count="0" meta:object-count="0" meta:page-count="4" meta:paragraph-count="77" meta:word-count="1088" meta:character-count="7189" meta:non-whitespace-character-count="6169"/>
  </office:meta>
</office:document-meta>
</file>